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none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2" style:family="graphic" style:parent-style-name="standard">
      <style:graphic-properties draw:stroke="solid" svg:stroke-width="0.019cm" svg:stroke-color="#000000" draw:marker-start="" draw:marker-start-width="0.33cm" draw:marker-start-center="false" draw:marker-end="" draw:marker-end-width="0.33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3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38cm" fo:padding-top="0.125cm" fo:padding-bottom="0.125cm" fo:padding-left="0.25cm" fo:padding-right="0.25cm" draw:shadow="hidden" draw:shadow-offset-x="0.3cm" draw:shadow-offset-y="0.3cm" draw:shadow-color="#808080"/>
    </style:style>
    <style:style style:name="gr4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418cm" fo:padding-top="0.125cm" fo:padding-bottom="0.125cm" fo:padding-left="0.25cm" fo:padding-right="0.25cm" draw:shadow="hidden" draw:shadow-offset-x="0.3cm" draw:shadow-offset-y="0.3cm" draw:shadow-color="#808080"/>
    </style:style>
    <style:style style:name="gr5" style:family="graphic" style:parent-style-name="standard">
      <style:graphic-properties draw:stroke="solid" svg:stroke-width="0.03cm" svg:stroke-color="#000000" draw:marker-start="" draw:marker-start-width="0.349cm" draw:marker-start-center="false" draw:marker-end="" draw:marker-end-width="0.349cm" draw:marker-end-center="false" draw:fill="none" draw:fill-color="#99ccff" draw:textarea-horizontal-align="center" draw:textarea-vertical-align="middle" fo:padding-top="0.141cm" fo:padding-bottom="0.141cm" fo:padding-left="0.266cm" fo:padding-right="0.266cm" draw:shadow="hidden" draw:shadow-offset-x="0.3cm" draw:shadow-offset-y="0.3cm" draw:shadow-color="#808080"/>
    </style:style>
    <style:style style:name="gr6" style:family="graphic" style:parent-style-name="standard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fo:min-height="0.527cm" fo:padding-top="0.125cm" fo:padding-bottom="0.125cm" fo:padding-left="0.25cm" fo:padding-right="0.25cm" draw:shadow="hidden" draw:shadow-offset-x="0.3cm" draw:shadow-offset-y="0.3cm" draw:shadow-color="#808080"/>
    </style:style>
    <style:style style:name="gr7" style:family="graphic" style:parent-style-name="standard">
      <style:graphic-properties draw:stroke="solid" svg:stroke-width="0.03cm" svg:stroke-color="#000000" draw:marker-start="" draw:marker-start-width="0.346cm" draw:marker-start-center="false" draw:marker-end="" draw:marker-end-width="0.346cm" draw:marker-end-center="false" draw:fill="none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/>
    </style:style>
    <style:style style:name="gr8" style:family="graphic" style:parent-style-name="standard">
      <style:graphic-properties draw:stroke="solid" svg:stroke-width="0.03cm" svg:stroke-color="#000000" draw:marker-start="" draw:marker-start-width="0.422cm" draw:marker-start-center="false" draw:marker-end="" draw:marker-end-width="0.422cm" draw:marker-end-center="false" draw:fill="none" draw:fill-color="#99ccff" draw:textarea-horizontal-align="center" draw:textarea-vertical-align="middle" fo:padding-top="0.141cm" fo:padding-bottom="0.141cm" fo:padding-left="0.265cm" fo:padding-right="0.265cm" draw:shadow="hidden" draw:shadow-offset-x="0.3cm" draw:shadow-offset-y="0.3cm" draw:shadow-color="#808080"/>
    </style:style>
    <style:style style:name="P1" style:family="paragraph">
      <loext:graphic-properties draw:fill="none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2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3" style:family="paragraph">
      <style:paragraph-properties fo:margin-left="0cm" fo:margin-right="0cm" fo:margin-top="0cm" fo:margin-bottom="0cm" fo:line-height="100%" fo:text-indent="0cm"/>
    </style:style>
    <style:style style:name="P4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5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normal" style:letter-kerning="true" style:font-name-asian="MS Gothic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ellipse draw:style-name="gr1" draw:text-style-name="P1" draw:layer="layout" svg:width="3.103cm" svg:height="3.082cm" svg:x="7.754cm" svg:y="13.308cm">
            <text:p/>
          </draw:ellipse>
          <draw:line draw:style-name="gr2" draw:text-style-name="P2" draw:layer="layout" svg:x1="9.306cm" svg:y1="14.851cm" svg:x2="10.494cm" svg:y2="13.86cm">
            <text:p/>
          </draw:line>
          <draw:line draw:style-name="gr2" draw:text-style-name="P2" draw:layer="layout" svg:x1="9.307cm" svg:y1="14.849cm" svg:x2="8.036cm" svg:y2="13.964cm">
            <text:p/>
          </draw:line>
          <draw:line draw:style-name="gr2" draw:text-style-name="P2" draw:layer="layout" svg:x1="8.039cm" svg:y1="13.962cm" svg:x2="10.491cm" svg:y2="13.855cm">
            <text:p/>
          </draw:line>
          <draw:frame draw:style-name="gr3" draw:text-style-name="P4" draw:layer="layout" svg:width="1.333cm" svg:height="0.63cm" svg:x="8.867cm" svg:y="14.779cm">
            <draw:text-box>
              <text:p text:style-name="P3"><text:span text:style-name="T1">O</text:span></text:p>
            </draw:text-box>
          </draw:frame>
          <draw:frame draw:style-name="gr3" draw:text-style-name="P4" draw:layer="layout" svg:width="1.1cm" svg:height="0.63cm" svg:x="7.51cm" svg:y="13.518cm">
            <draw:text-box>
              <text:p text:style-name="P3"><text:span text:style-name="T1">A</text:span></text:p>
            </draw:text-box>
          </draw:frame>
          <draw:frame draw:style-name="gr3" draw:text-style-name="P4" draw:layer="layout" svg:width="1.043cm" svg:height="0.63cm" svg:x="10.251cm" svg:y="13.341cm">
            <draw:text-box>
              <text:p text:style-name="P3"><text:span text:style-name="T1">B</text:span></text:p>
            </draw:text-box>
          </draw:frame>
          <draw:frame draw:style-name="gr4" draw:text-style-name="P5" draw:layer="layout" svg:width="1.378cm" svg:height="0.668cm" draw:transform="rotate (0.73565627971561) translate (9.436cm 14.673cm)">
            <draw:text-box>
              <text:p text:style-name="P3"><text:span text:style-name="T1">3 cm</text:span></text:p>
            </draw:text-box>
          </draw:frame>
          <draw:path draw:style-name="gr5" draw:text-style-name="P1" draw:layer="layout" svg:width="0.192cm" svg:height="0.053cm" svg:x="8.542cm" svg:y="14.382cm" svg:viewBox="0 0 193 54" svg:d="M0 54c52-18 99-49 156-54h37">
            <text:p/>
          </draw:path>
          <draw:path draw:style-name="gr5" draw:text-style-name="P1" draw:layer="layout" svg:width="0.192cm" svg:height="0.053cm" svg:x="9.754cm" svg:y="14.382cm" svg:viewBox="0 0 193 54" svg:d="M0 54c52-18 99-49 156-54h37">
            <text:p/>
          </draw:path>
          <draw:frame draw:style-name="gr6" draw:text-style-name="P5" draw:layer="layout" svg:width="1.602cm" svg:height="0.777cm" draw:transform="rotate (0.0418879020478639) translate (8.602cm 13.354cm)">
            <draw:text-box>
              <text:p text:style-name="P3"><text:span text:style-name="T1">5 cm</text:span></text:p>
            </draw:text-box>
          </draw:frame>
          <draw:line draw:style-name="gr2" draw:text-style-name="P2" draw:layer="layout" svg:x1="10.489cm" svg:y1="13.857cm" svg:x2="12.941cm" svg:y2="13.75cm">
            <text:p/>
          </draw:line>
          <draw:polyline draw:style-name="gr7" draw:text-style-name="P1" draw:layer="layout" svg:width="0.152cm" svg:height="0.139cm" svg:x="11.401cm" svg:y="13.764cm" svg:viewBox="0 0 153 140" draw:points="0,0 61,54 121,85 153,140">
            <text:p/>
          </draw:polyline>
          <draw:polyline draw:style-name="gr8" draw:text-style-name="P1" draw:layer="layout" svg:width="0.152cm" svg:height="0.139cm" svg:x="11.471cm" svg:y="13.764cm" svg:viewBox="0 0 153 140" draw:points="0,0 61,54 121,85 153,140">
            <text:p/>
          </draw:polyline>
          <draw:frame draw:style-name="gr3" draw:text-style-name="P4" draw:layer="layout" svg:width="0.738cm" svg:height="0.63cm" svg:x="12.768cm" svg:y="13.525cm">
            <draw:text-box>
              <text:p text:style-name="P3"><text:span text:style-name="T1">C</text:span></text:p>
            </draw:text-box>
          </draw:frame>
          <draw:line draw:style-name="gr2" draw:text-style-name="P2" draw:layer="layout" svg:x1="10.577cm" svg:y1="15.734cm" svg:x2="9.306cm" svg:y2="14.849cm">
            <text:p/>
          </draw:line>
          <draw:path draw:style-name="gr5" draw:text-style-name="P1" draw:layer="layout" svg:width="0.192cm" svg:height="0.053cm" svg:x="9.851cm" svg:y="15.271cm" svg:viewBox="0 0 193 54" svg:d="M0 54c52-18 99-49 156-54h37">
            <text:p/>
          </draw:path>
          <draw:line draw:style-name="gr2" draw:text-style-name="P2" draw:layer="layout" svg:x1="10.574cm" svg:y1="15.731cm" svg:x2="11.762cm" svg:y2="14.74cm">
            <text:p/>
          </draw:line>
          <draw:line draw:style-name="gr2" draw:text-style-name="P2" draw:layer="layout" svg:x1="11.761cm" svg:y1="14.738cm" svg:x2="12.949cm" svg:y2="13.747cm">
            <text:p/>
          </draw:line>
          <draw:frame draw:style-name="gr3" draw:text-style-name="P4" draw:layer="layout" svg:width="1.4cm" svg:height="0.63cm" svg:x="10.442cm" svg:y="15.629cm">
            <draw:text-box>
              <text:p text:style-name="P3"><text:span text:style-name="T1">A'</text:span></text:p>
            </draw:text-box>
          </draw:frame>
          <draw:polyline draw:style-name="gr7" draw:text-style-name="P1" draw:layer="layout" svg:width="0.152cm" svg:height="0.139cm" svg:x="9.319cm" svg:y="13.833cm" svg:viewBox="0 0 153 140" draw:points="0,0 61,54 121,85 153,140">
            <text:p/>
          </draw:polyline>
          <draw:polyline draw:style-name="gr8" draw:text-style-name="P1" draw:layer="layout" svg:width="0.152cm" svg:height="0.139cm" svg:x="9.39cm" svg:y="13.833cm" svg:viewBox="0 0 153 140" draw:points="0,0 61,54 121,85 153,140">
            <text:p/>
          </draw:polylin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9T15:50:51.967394661</meta:creation-date>
    <dc:date>2018-02-09T15:51:14.542080191</dc:date>
    <meta:editing-duration>PT22S</meta:editing-duration>
    <meta:editing-cycles>1</meta:editing-cycles>
    <meta:document-statistic meta:object-count="23"/>
    <meta:generator>LibreOffice/6.0.0.3$MacOSX_X86_64 LibreOffice_project/64a0f66915f38c6217de274f0aa8e15618924765</meta:generator>
  </office:meta>
</office:document-meta>
</file>